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92afb" officeooo:paragraph-rsid="00192afb"/>
    </style:style>
    <style:style style:name="P2" style:family="paragraph" style:parent-style-name="Text_20_body">
      <style:text-properties officeooo:rsid="001a609a" officeooo:paragraph-rsid="001a609a"/>
    </style:style>
    <style:style style:name="P3" style:family="paragraph" style:parent-style-name="Text_20_body">
      <style:text-properties officeooo:paragraph-rsid="001a609a"/>
    </style:style>
    <style:style style:name="P4" style:family="paragraph" style:parent-style-name="Horizontal_20_Line">
      <style:text-properties officeooo:paragraph-rsid="0024ce8c"/>
    </style:style>
    <style:style style:name="P5" style:family="paragraph" style:parent-style-name="Standard">
      <style:text-properties officeooo:rsid="0001d755" officeooo:paragraph-rsid="0022e69e"/>
    </style:style>
    <style:style style:name="P6" style:family="paragraph" style:parent-style-name="Standard">
      <style:text-properties officeooo:paragraph-rsid="0022e69e"/>
    </style:style>
    <style:style style:name="P7" style:family="paragraph" style:parent-style-name="Standard">
      <style:text-properties officeooo:rsid="00047a31" officeooo:paragraph-rsid="0024ce8c"/>
    </style:style>
    <style:style style:name="P8" style:family="paragraph" style:parent-style-name="Standard">
      <style:text-properties officeooo:paragraph-rsid="0024ce8c"/>
    </style:style>
    <style:style style:name="P9" style:family="paragraph" style:parent-style-name="Text_20_body">
      <style:text-properties officeooo:paragraph-rsid="001df303"/>
    </style:style>
    <style:style style:name="P10" style:family="paragraph" style:parent-style-name="Text_20_body">
      <style:text-properties officeooo:paragraph-rsid="001ef4c1"/>
    </style:style>
    <style:style style:name="P11" style:family="paragraph" style:parent-style-name="Text_20_body">
      <style:text-properties officeooo:paragraph-rsid="001f1d01"/>
    </style:style>
    <style:style style:name="P12" style:family="paragraph" style:parent-style-name="Text_20_body">
      <style:text-properties officeooo:paragraph-rsid="00200782"/>
    </style:style>
    <style:style style:name="P13" style:family="paragraph" style:parent-style-name="Text_20_body">
      <style:text-properties officeooo:paragraph-rsid="002050a4"/>
    </style:style>
    <style:style style:name="P14" style:family="paragraph" style:parent-style-name="Text_20_body">
      <style:text-properties officeooo:paragraph-rsid="0022e69e"/>
    </style:style>
    <style:style style:name="P15" style:family="paragraph" style:parent-style-name="Text_20_body">
      <style:text-properties officeooo:paragraph-rsid="0024ce8c"/>
    </style:style>
    <style:style style:name="T1" style:family="text">
      <style:text-properties officeooo:rsid="001d10f4"/>
    </style:style>
    <style:style style:name="T2" style:family="text">
      <style:text-properties fo:color="#c9211e" loext:opacity="100%"/>
    </style:style>
    <style:style style:name="T3" style:family="text">
      <style:text-properties fo:font-weight="normal" style:font-weight-asian="normal" style:font-weight-complex="normal"/>
    </style:style>
    <style:style style:name="T4" style:family="text">
      <style:text-properties fo:font-weight="normal" officeooo:rsid="00194cc7" style:font-weight-asian="normal" style:font-weight-complex="normal"/>
    </style:style>
    <style:style style:name="T5" style:family="text">
      <style:text-properties fo:font-weight="normal" officeooo:rsid="001f1d01" style:font-weight-asian="normal" style:font-weight-complex="normal"/>
    </style:style>
    <style:style style:name="T6" style:family="text">
      <style:text-properties fo:font-weight="normal" officeooo:rsid="00200782" style:font-weight-asian="normal" style:font-weight-complex="normal"/>
    </style:style>
    <style:style style:name="T7" style:family="text">
      <style:text-properties officeooo:rsid="00200782"/>
    </style:style>
    <style:style style:name="T8" style:family="text">
      <style:text-properties officeooo:rsid="0020c5da"/>
    </style:style>
    <style:style style:name="T9" style:family="text">
      <style:text-properties officeooo:rsid="0001d7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apitulo 8 </text:h>
      <text:h text:style-name="P1" text:outline-level="2">Laboratorio - Un modelo conceptual de la vida</text:h>
      <text:p text:style-name="Horizontal_20_Line"/>
      <text:p text:style-name="Text_20_body"/>
      <text:p text:style-name="Text_20_body"/>
      <text:h text:style-name="Heading_20_2" text:outline-level="2">1 - El delicado equilibrio de la vida</text:h>
      <text:p text:style-name="Text_20_body">Una teoría ampliamente difundida sostiene que la vida sobre la Tierra se mantiene gracias a un equilibrio extraordinariamente delicado. Según esta visión, cada especie cumple una función específica dentro del ecosistema global: las abejas polinizan, los depredadores regulan poblaciones, los hongos descomponen materia orgánica. Todo parece orquestado en una coreografía sutil y precisa, como si un solo cambio, una única desaparición, pudiera desencadenar el colapso del conjunto.</text:p>
      <text:p text:style-name="Text_20_body">Desde esta perspectiva, el ecosistema funciona como una máquina compleja e interdependiente, donde la ausencia de una pieza —incluso una aparentemente insignificante— podría tener consecuencias catastróficas. De hecho, se ha popularizado la idea de que si accidentalmente alguien aplastara al último ejemplar de un extraño insecto desconocido, ese pequeño gesto podría detonar un efecto dominó devastador, derribando ecosistemas completos y precipitando, eventualmente, la extinción de la vida en el planeta.</text:p>
      <text:p text:style-name="Text_20_body">Pero si bien esta imagen es sugerente —y ha servido como advertencia poderosa sobre la fragilidad de nuestro entorno—, los hechos disponibles nos obligan a matizarla.</text:p>
      <text:p text:style-name="Text_20_body">Lo que observamos en la historia de la vida sobre la Tierra no es tanto una fragilidad absoluta, sino más bien una notable capacidad de adaptación y supervivencia. A lo largo de los milenios, millones de especies han desaparecido, y sin embargo, la vida no ha cedido. Más bien, ha mutado, se ha reconfigurado, ha ocupado nuevos nichos y ha continuado su marcha.</text:p>
      <text:p text:style-name="Text_20_body">Una de las extinciones masivas más conocidas es la que marcó el fin del Cretácico, hace unos 66 millones de años, cuando un evento cataclísmico —probablemente el impacto de un asteroide en lo que hoy es la península de Yucatán— provocó la desaparición del 75% de las especies vivas, incluyendo los dinosaurios. Fue un golpe colosal al equilibrio ecológico. Y sin embargo, la vida persistió. Se replegó, evolucionó, y millones de años más tarde, aquí estamos: reflexionando sobre ella, escribiendo sobre ella.</text:p>
      <text:p text:style-name="Text_20_body">Lo que estos datos sugieren es que la vida, como fenómeno general, posee una robustez extraordinaria. Puede ser herida, incluso gravemente, pero no parece ceder con facilidad. Es como si, más allá de las criaturas que la componen, existiera en la vida una especie de impulso estructural, una tenacidad fundamental, un patrón que se reproduce una y otra vez.</text:p>
      <text:p text:style-name="Text_20_body">¿Es posible destruir completamente a la vida en la Tierra? Tal vez no sea imposible. Un evento lo suficientemente extremo —como una supernova cercana, un colapso climático extremo, o una <text:soft-page-break/>intervención deliberada y global— podría lograrlo. Pero de algo podemos estar razonablemente seguros: fácil no sería.</text:p>
      <text:p text:style-name="Text_20_body"/>
      <text:p text:style-name="Text_20_body"/>
      <text:p text:style-name="Horizontal_20_Line"/>
      <text:p text:style-name="Text_20_body"><text:span text:style-name="Strong_20_Emphasis"/></text:p>
      <text:p text:style-name="Text_20_body"><text:span text:style-name="Strong_20_Emphasis"/></text:p>
      <text:p text:style-name="Text_20_body"><text:span text:style-name="Strong_20_Emphasis">2 – ¿La vida es un accidente irrepetible?</text:span></text:p>
      <text:p text:style-name="Text_20_body">Una teoría bastante extendida sostiene que la vida podría haber sido un accidente:<text:line-break/>una combinación improbable de factores fortuitos, un evento único, irrepetible.</text:p>
      <text:p text:style-name="Text_20_body">Y bajo esa mirada, si la vida en la Tierra fuera destruida, eso marcaría su fin absoluto.<text:line-break/>Intuimos esta posibilidad con la misma fragilidad con que percibimos nuestra propia existencia: breve, fugaz, irremplazable.<text:line-break/>Y sentimos que, como la vida misma, se nos escapa de las manos una oportunidad de valor incalculable.</text:p>
      <text:p text:style-name="Text_20_body">Pero… ¿a qué llamamos <text:span text:style-name="Emphasis">accidente</text:span>?</text:p>
      <text:p text:style-name="Text_20_body">¿Una explosión es un accidente?<text:line-break/>No lo es.<text:line-break/>Una explosión de gas combustible bajo presión, en presencia de una chispa, no es un accidente: es una reacción natural.<text:line-break/>Podemos considerarla <text:span text:style-name="Emphasis">accidental</text:span> si ocurre de forma inesperada, fuera de control.<text:line-break/>Pero en sí misma no es un suceso arbitrario ni excepcional.<text:line-break/>En el interior de un motor de combustión, por ejemplo, tienen lugar unas 8000 explosiones por minuto —y cada una sigue las mismas reglas físicas.</text:p>
      <text:p text:style-name="Text_20_body">¿Y la formación de una estrella?<text:line-break/>¿Es eso un accidente?<text:line-break/>Tampoco.<text:line-break/>Basta mirar el cielo nocturno para comprobar que es un fenómeno recurrente.<text:line-break/>Las estrellas nacen, evolucionan y mueren, siguiendo ciclos bien definidos.<text:line-break/>Su formación es una consecuencia directa de las leyes que rigen la materia en el universo.</text:p>
      <text:p text:style-name="Text_20_body">Incluso el carbono —elemento esencial para la vida— se forma en las estrellas de manera regular a través del proceso de nucleosíntesis estelar.<text:line-break/>No es un evento fortuito.<text:line-break/>Es el resultado de condiciones naturales que se repiten una y otra vez.</text:p>
      <text:p text:style-name="Text_20_body">Entonces, ¿podemos considerar accidental la formación de moléculas complejas, incluso aquellas necesarias para la vida?<text:line-break/><text:soft-page-break/>¿Podemos seguir pensando que son el resultado de una cadena inverosímil de coincidencias?<text:line-break/>La lógica del universo no apoya esa idea.</text:p>
      <text:p text:style-name="Text_20_body">En un cosmos con incontables galaxias, estrellas y planetas —donde la materia interactúa bajo un conjunto de leyes consistentes—, lo que puede suceder, sucederá, tarde o temprano.<text:line-break/>Donde las condiciones se repiten, los resultados también.<text:line-break/>La complejidad molecular, la autoorganización, la emergencia de sistemas vivos: todo ello no es el producto de un accidente, sino de una evolución natural dentro de un entorno propicio.</text:p>
      <text:p text:style-name="Text_20_body">La vida, entonces, no es una anomalía que quebranta las reglas, sino una manifestación de esas mismas reglas cuando se expresan con suficiente profundidad.<text:line-break/>En lugar de verla como un golpe de suerte irrepetible, podríamos empezar a considerarla como un fenómeno emergente —el resultado inevitable de un universo fértil.</text:p>
      <text:p text:style-name="P2">Su complejidad puede resultar abrumadora, sin embargo, se trata de un fenomeno natural.</text:p>
      <text:p text:style-name="P3"/>
      <text:p text:style-name="Horizontal_20_Line"/>
      <text:p text:style-name="Text_20_body"><text:span text:style-name="Strong_20_Emphasis">3 – Vida, inevitable</text:span></text:p>
      <text:p text:style-name="Text_20_body">Si aceptamos que la vida no es un accidente, sino una reacción natural que emerge bajo ciertas condiciones, entonces debemos aceptar también que, en un universo donde todo lo posible sucede, la vida no solo es posible: es inevitable.</text:p>
      <text:p text:style-name="Text_20_body">Así como el hidrógeno se fusionará en helio dentro de una estrella, o como el agua fluye cuesta abajo, la vida es una consecuencia esperable de la materia organizada bajo ciertas reglas. No es una excepción del universo, sino una de sus expresiones. Allí donde el entorno lo permite, la vida surge. No por azar, sino por necesidad.</text:p>
      <text:p text:style-name="Text_20_body"/>
      <text:p text:style-name="Text_20_body"/>
      <text:p text:style-name="Horizontal_20_Line"/>
      <text:p text:style-name="Text_20_body"><text:span text:style-name="Strong_20_Emphasis">4 – La Tierra, un lugar </text:span><text:span text:style-name="Strong_20_Emphasis"><text:span text:style-name="T1">unico en el universo</text:span></text:span></text:p>
      <text:p text:style-name="Text_20_body"><text:span text:style-name="Strong_20_Emphasis"/></text:p>
      <text:p text:style-name="P10"><text:span text:style-name="Strong_20_Emphasis"><text:span text:style-name="T3">Nos gusta pensar que la Tierra es única, un santuario excepcional en medio del vacío cósmico. Esta idea, profundamente enraizada en nuestra cultura, alimenta la creencia de que no podría existir otro lugar como este. Al fin y al cabo, este planeta es nuestro hogar: vivimos aquí</text:span></text:span></text:p>
      <text:p text:style-name="P11"><text:span text:style-name="Strong_20_Emphasis"><text:span text:style-name="T3">Pero esta percepción choca con los datos astronómicos actuales. Sabemos que solo en nuestra galaxia, la Vía Láctea, existen más de 100 mil millones de estrellas. Y cada una de ellas puede tener uno o varios planetas orbitando a su alrededor. El número de sistemas planetarios potenciales en la galaxia es astronómico. Y si ampliamos la escala, descubrimos que el universo observable contiene cientos de miles de millones de galaxias más.</text:span></text:span></text:p>
      <text:p text:style-name="P11"><text:soft-page-break/><text:span text:style-name="Strong_20_Emphasis"><text:span text:style-name="T3">El número total de estrellas en el universo observable supera los </text:span></text:span><text:span text:style-name="Strong_20_Emphasis">10⁴⁸ átomos del cuerpo humano</text:span><text:span text:style-name="Strong_20_Emphasis"><text:span text:style-name="T3">, y podría ser efectivamente infinito.</text:span></text:span></text:p>
      <text:p text:style-name="P11">¿Es razonable pensar que <text:span text:style-name="T7">en un universo como este, en donde el numero de sistemas solares tiende a infinito, no exista otro</text:span> planeta con condiciones similares a las de la Tierra?</text:p>
      <text:p text:style-name="P11"><text:span text:style-name="Strong_20_Emphasis"><text:span text:style-name="T3">La probabilidad sugiere todo lo contrario.</text:span></text:span></text:p>
      <text:p text:style-name="P13"><text:span text:style-name="Strong_20_Emphasis"><text:span text:style-name="T3">La hipótesis opuesta —que existan otros mundos semejantes— no es solo razonable: es casi inevitable.</text:span></text:span></text:p>
      <text:p text:style-name="P12"><text:span text:style-name="Strong_20_Emphasis"><text:span text:style-name="T6">A</text:span></text:span><text:span text:style-name="Strong_20_Emphasis"><text:span text:style-name="T3">firmar que la Tierra es el único planeta </text:span></text:span><text:span text:style-name="Strong_20_Emphasis"><text:span text:style-name="T6">de su tipo en todo</text:span></text:span><text:span text:style-name="Strong_20_Emphasis"><text:span text:style-name="T3"> el universo </text:span></text:span><text:span text:style-name="Strong_20_Emphasis">va en contra de la lógica estadística</text:span><text:span text:style-name="Strong_20_Emphasis"><text:span text:style-name="T8">.</text:span></text:span></text:p>
      <text:p text:style-name="P12"><text:span text:style-name="Strong_20_Emphasis"><text:span text:style-name="T3">¿Y cuántos planetas como la Tierra podrían </text:span></text:span><text:span text:style-name="Strong_20_Emphasis"><text:span text:style-name="T5">existir</text:span></text:span><text:span text:style-name="Strong_20_Emphasis"><text:span text:style-name="T3"> entre ese número incontable de </text:span></text:span><text:span text:style-name="Strong_20_Emphasis"><text:span text:style-name="T4">galaxias</text:span></text:span><text:span text:style-name="Strong_20_Emphasis"><text:span text:style-name="T3">?<text:line-break/>Es difícil de decir. Pero hay algo que sí podemos afirmar con certeza:<text:line-break/>la probabilidad de que la Tierra sea el único planeta con estas propiedades tiende a cero. Y, en consecuencia, la probabilidad de que existan </text:span></text:span><text:span text:style-name="Strong_20_Emphasis">otros mundos como este,</text:span><text:span text:style-name="Strong_20_Emphasis"><text:span text:style-name="T7"> </text:span></text:span><text:span text:style-name="Strong_20_Emphasis">tiende al infinito</text:span><text:span text:style-name="Strong_20_Emphasis"><text:span text:style-name="T3">.</text:span></text:span></text:p>
      <text:p text:style-name="P12"><text:span text:style-name="Strong_20_Emphasis"><text:span text:style-name="T3"/></text:span></text:p>
      <text:p text:style-name="Horizontal_20_Line"><text:span text:style-name="Strong_20_Emphasis"/></text:p>
      <text:p text:style-name="Text_20_body"><text:span text:style-name="Strong_20_Emphasis"/></text:p>
      <text:p text:style-name="P6"/>
      <text:p text:style-name="P14"><text:span text:style-name="Strong_20_Emphasis">4 - Vida, en todo el universo</text:span></text:p>
      <text:p text:style-name="P14">Vivimos en una galaxia compuesta por más de cien mil millones de estrellas. Y no es una excepción: el universo observable contiene, al menos, dos billones de galaxias más. Cada estrella puede estar acompañada por uno o varios planetas, muchos de ellos rocosos, con atmósferas, temperaturas moderadas y agua en estado líquido —las condiciones mínimas conocidas para que la vida, tal como la entendemos, pueda surgir.</text:p>
      <text:p text:style-name="P14">La misión <text:span text:style-name="Emphasis">Kepler</text:span>, entre otras, ha identificado miles de exoplanetas en zonas habitables, y los modelos actuales sugieren que en nuestra galaxia podría haber más de <text:span text:style-name="Strong_20_Emphasis">40 mil millones</text:span> de planetas similares a la Tierra. Si a esto le sumamos la vastedad del cosmos, la posibilidad de que existan planetas como el nuestro se multiplica hasta el vértigo. Si la vida es una consecuencia natural de ciertos estados de la materia, como sugerimos, entonces no solo podría haber vida en esos mundos lejanos: <text:span text:style-name="Strong_20_Emphasis">debería</text:span> haberla.</text:p>
      <text:p text:style-name="P14">La vida, entendida como un proceso espontáneo que emerge cuando las condiciones lo permiten, no sería un milagro ni un accidente, sino una propiedad universal. El universo, bajo esta perspectiva, no sería un escenario indiferente, sino un entorno fértil que genera vida allí donde puede. Como las estrellas se forman cuando hay suficiente polvo y gravedad, la vida también aparece cuando las piezas están en su lugar. No es un fenómeno improbable, sino esperable.</text:p>
      <text:p text:style-name="P14">Así, lo verdaderamente extraordinario no sería que exista vida más allá de la Tierra. Lo extraordinario sería que <text:span text:style-name="Strong_20_Emphasis">no</text:span> existiera. </text:p>
      <text:p text:style-name="P14"/>
      <text:p text:style-name="P5"><text:soft-page-break/>razonando desde el sentido comun, teniendo en cuenta las caracteristicas de la materia y las leyes de la fisica,</text:p>
      <text:p text:style-name="P14"><text:span text:style-name="T9">debemos esperar que la vida este presente aqui y alli, por todas partes a lo largo y ancho del universo infinito.</text:span></text:p>
      <text:p text:style-name="P14"/>
      <text:p text:style-name="Horizontal_20_Line"><text:span text:style-name="Strong_20_Emphasis"/></text:p>
      <text:p text:style-name="Text_20_body"><text:span text:style-name="Strong_20_Emphasis"/></text:p>
      <text:p text:style-name="P8"/>
      <text:p text:style-name="P15"><text:span text:style-name="Strong_20_Emphasis">4 – Vida, un organismo viviente</text:span></text:p>
      <text:p text:style-name="P15">Cuando observamos los organismos vivientes que habitan nuestro planeta, encontramos una característica estructural común que atraviesa la diversidad de formas y especies: todos ellos están compuestos por unidades básicas llamadas células.</text:p>
      <text:p text:style-name="P15">Las células se organizan formando tejidos, órganos, sistemas, y finalmente individuos completos. Algunas células son simples, otras altamente especializadas —como las musculares, las neuronales o las inmunológicas—, pero todas participan como partes funcionales de un conjunto mayor: el cuerpo del organismo al que pertenecen.</text:p>
      <text:p text:style-name="P15">Este principio organizativo, sin embargo, no se detiene a nivel del individuo. Existe una arquitectura similar más allá del cuerpo de un solo ser. Si observamos con otra escala —una escala más amplia en el espacio y en el tiempo—, podemos reconocer un patrón que se repite: los propios individuos pueden considerarse como células dentro de un organismo aún mayor.</text:p>
      <text:p text:style-name="P15">Ese organismo es la vida.</text:p>
      <text:p text:style-name="P15">La vida —entendida no como un fenómeno aislado en cada especie, sino como una totalidad— puede concebirse como una criatura de proporciones cósmicas. Una criatura que respira a través de todos los seres vivos, que evoluciona generación tras generación, y que ha tejido sus raíces en cada rincón del planeta, desde los océanos primitivos hasta los límites de la atmósfera. Todos los individuos de todas las especies, desde el origen hasta hoy, forman parte de su cuerpo.</text:p>
      <text:p text:style-name="P15">Vista así, la vida no es simplemente un fenómeno colectivo, sino un individuo en sí mismo. Un ser único, complejo y en perpetua transformación. Sus células son los individuos. </text:p>
      <text:p text:style-name="P15"/>
      <text:p text:style-name="P15">Esta idea puede parecer extraña al principio. Nuestra cultura nos ha acostumbrado a pensar en términos individuales, no colectivos. Sin embargo, teorías como la de <text:span text:style-name="Strong_20_Emphasis">Gaia</text:span> —propuesta por James Lovelock y Lynn Margulis— ya han sugerido que la biosfera podría funcionar como un sistema autorregulado, similar a un organismo. Y más recientemente, enfoques como el de la <text:span text:style-name="Strong_20_Emphasis">biología de sistemas</text:span>, la <text:span text:style-name="Strong_20_Emphasis">ecología holística</text:span>, e incluso ciertos modelos de <text:span text:style-name="Strong_20_Emphasis">inteligencia artificial evolutiva</text:span>, apuntan en la misma dirección: la vida puede ser algo más que la suma de sus partes.</text:p>
      <text:p text:style-name="P15"/>
      <text:p text:style-name="P7"><text:soft-page-break/>un unico organismo viviente, una criatura de enormes dimensiones, compuesta por todos los individuos de todas las especies a lo largo del tiempo.</text:p>
      <text:p text:style-name="P7"/>
      <text:p text:style-name="P15">En los próximos capítulos exploraremos esta idea en profundidad. Y en el capítulo 13, a través de un experimento conceptual, veremos esta criatura en funcionamiento: una simulación lógica que nos permitirá visualizar cómo actúa, cómo razona, y cómo avanza.</text:p>
      <text:p text:style-name="P4"/>
      <text:p text:style-name="P15"/>
      <text:p text:style-name="P8"><text:span text:style-name="Strong_20_Emphasis"/></text:p>
      <text:p text:style-name="P12"><text:span text:style-name="Strong_20_Emphasis"><text:span text:style-name="T3"/></text:span></text:p>
      <text:p text:style-name="P11"/>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7T11:47:42.256000000</meta:creation-date>
    <dc:date>2025-07-17T19:53:10.666000000</dc:date>
    <meta:editing-duration>PT2H3M57S</meta:editing-duration>
    <meta:editing-cycles>10</meta:editing-cycles>
    <meta:generator>LibreOffice/7.3.5.2$Windows_X86_64 LibreOffice_project/184fe81b8c8c30d8b5082578aee2fed2ea847c01</meta:generator>
    <meta:document-statistic meta:table-count="0" meta:image-count="0" meta:object-count="0" meta:page-count="6" meta:paragraph-count="50" meta:word-count="1923" meta:character-count="12014" meta:non-whitespace-character-count="10140"/>
  </office:meta>
</office:document-meta>
</file>